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Packet Size</text:p>
          </table:table-cell>
          <table:table-cell office:value-type="string" calcext:value-type="string">
            <text:p>Packet Delivery Ratio</text:p>
          </table:table-cell>
          <table:table-cell office:value-type="string" calcext:value-type="string">
            <text:p>Dropped Packets</text:p>
          </table:table-cell>
          <table:table-cell office:value-type="string" calcext:value-type="string">
            <text:p>Avg Througput</text:p>
          </table:table-cell>
          <table:table-cell office:value-type="string" calcext:value-type="string">
            <text:p>Avg End to End Dela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963728" calcext:value-type="float">
            <text:p>0.963728</text:p>
          </table:table-cell>
          <table:table-cell office:value-type="float" office:value="251" calcext:value-type="float">
            <text:p>251</text:p>
          </table:table-cell>
          <table:table-cell office:value-type="float" office:value="1209.56" calcext:value-type="float">
            <text:p>1209.56</text:p>
          </table:table-cell>
          <table:table-cell office:value-type="float" office:value="22.9817" calcext:value-type="float">
            <text:p>22.98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0" calcext:value-type="float">
            <text:p>1010</text:p>
          </table:table-cell>
          <table:table-cell office:value-type="float" office:value="0.974506" calcext:value-type="float">
            <text:p>0.974506</text:p>
          </table:table-cell>
          <table:table-cell office:value-type="float" office:value="168" calcext:value-type="float">
            <text:p>168</text:p>
          </table:table-cell>
          <table:table-cell office:value-type="float" office:value="1162.56" calcext:value-type="float">
            <text:p>1162.56</text:p>
          </table:table-cell>
          <table:table-cell office:value-type="float" office:value="28.0714" calcext:value-type="float">
            <text:p>28.07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0" calcext:value-type="float">
            <text:p>1020</text:p>
          </table:table-cell>
          <table:table-cell office:value-type="float" office:value="0.971706" calcext:value-type="float">
            <text:p>0.971706</text:p>
          </table:table-cell>
          <table:table-cell office:value-type="float" office:value="218" calcext:value-type="float">
            <text:p>218</text:p>
          </table:table-cell>
          <table:table-cell office:value-type="float" office:value="1126.99" calcext:value-type="float">
            <text:p>1126.99</text:p>
          </table:table-cell>
          <table:table-cell office:value-type="float" office:value="30.3915" calcext:value-type="float">
            <text:p>30.39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0" calcext:value-type="float">
            <text:p>1030</text:p>
          </table:table-cell>
          <table:table-cell office:value-type="float" office:value="0.958193" calcext:value-type="float">
            <text:p>0.958193</text:p>
          </table:table-cell>
          <table:table-cell office:value-type="float" office:value="272" calcext:value-type="float">
            <text:p>272</text:p>
          </table:table-cell>
          <table:table-cell office:value-type="float" office:value="1053.91" calcext:value-type="float">
            <text:p>1053.91</text:p>
          </table:table-cell>
          <table:table-cell office:value-type="float" office:value="32.3363" calcext:value-type="float">
            <text:p>32.33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0" calcext:value-type="float">
            <text:p>1040</text:p>
          </table:table-cell>
          <table:table-cell office:value-type="float" office:value="0.95273" calcext:value-type="float">
            <text:p>0.95273</text:p>
          </table:table-cell>
          <table:table-cell office:value-type="float" office:value="17" calcext:value-type="float">
            <text:p>17</text:p>
          </table:table-cell>
          <table:table-cell office:value-type="float" office:value="131.501" calcext:value-type="float">
            <text:p>131.501</text:p>
          </table:table-cell>
          <table:table-cell office:value-type="float" office:value="59.496" calcext:value-type="float">
            <text:p>59.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0" calcext:value-type="float">
            <text:p>1050</text:p>
          </table:table-cell>
          <table:table-cell office:value-type="float" office:value="0.972488" calcext:value-type="float">
            <text:p>0.972488</text:p>
          </table:table-cell>
          <table:table-cell office:value-type="float" office:value="170" calcext:value-type="float">
            <text:p>170</text:p>
          </table:table-cell>
          <table:table-cell office:value-type="float" office:value="46.355" calcext:value-type="float">
            <text:p>46.355</text:p>
          </table:table-cell>
          <table:table-cell office:value-type="float" office:value="968.618" calcext:value-type="float">
            <text:p>968.6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0" calcext:value-type="float">
            <text:p>1060</text:p>
          </table:table-cell>
          <table:table-cell office:value-type="float" office:value="0.961158" calcext:value-type="float">
            <text:p>0.961158</text:p>
          </table:table-cell>
          <table:table-cell office:value-type="float" office:value="245" calcext:value-type="float">
            <text:p>245</text:p>
          </table:table-cell>
          <table:table-cell office:value-type="float" office:value="59.3652" calcext:value-type="float">
            <text:p>59.3652</text:p>
          </table:table-cell>
          <table:table-cell office:value-type="float" office:value="946.528" calcext:value-type="float">
            <text:p>946.5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0" calcext:value-type="float">
            <text:p>1070</text:p>
          </table:table-cell>
          <table:table-cell office:value-type="float" office:value="0.963087" calcext:value-type="float">
            <text:p>0.963087</text:p>
          </table:table-cell>
          <table:table-cell office:value-type="float" office:value="251" calcext:value-type="float">
            <text:p>251</text:p>
          </table:table-cell>
          <table:table-cell office:value-type="float" office:value="39.6188" calcext:value-type="float">
            <text:p>39.6188</text:p>
          </table:table-cell>
          <table:table-cell office:value-type="float" office:value="959.218" calcext:value-type="float">
            <text:p>959.2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0" calcext:value-type="float">
            <text:p>1080</text:p>
          </table:table-cell>
          <table:table-cell office:value-type="float" office:value="0.981772" calcext:value-type="float">
            <text:p>0.981772</text:p>
          </table:table-cell>
          <table:table-cell office:value-type="float" office:value="93" calcext:value-type="float">
            <text:p>93</text:p>
          </table:table-cell>
          <table:table-cell office:value-type="float" office:value="929.51" calcext:value-type="float">
            <text:p>929.51</text:p>
          </table:table-cell>
          <table:table-cell office:value-type="float" office:value="72.7505" calcext:value-type="float">
            <text:p>72.75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0" calcext:value-type="float">
            <text:p>1090</text:p>
          </table:table-cell>
          <table:table-cell office:value-type="float" office:value="0.9809" calcext:value-type="float">
            <text:p>0.9809</text:p>
          </table:table-cell>
          <table:table-cell office:value-type="float" office:value="84" calcext:value-type="float">
            <text:p>84</text:p>
          </table:table-cell>
          <table:table-cell office:value-type="float" office:value="63.1461" calcext:value-type="float">
            <text:p>63.1461</text:p>
          </table:table-cell>
          <table:table-cell office:value-type="float" office:value="1047.13" calcext:value-type="float">
            <text:p>1047.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0.978753" calcext:value-type="float">
            <text:p>0.978753</text:p>
          </table:table-cell>
          <table:table-cell office:value-type="float" office:value="93" calcext:value-type="float">
            <text:p>93</text:p>
          </table:table-cell>
          <table:table-cell office:value-type="float" office:value="1210.89" calcext:value-type="float">
            <text:p>1210.89</text:p>
          </table:table-cell>
          <table:table-cell office:value-type="float" office:value="36.7616" calcext:value-type="float">
            <text:p>36.76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0" calcext:value-type="float">
            <text:p>1010</text:p>
          </table:table-cell>
          <table:table-cell office:value-type="float" office:value="0.968878" calcext:value-type="float">
            <text:p>0.968878</text:p>
          </table:table-cell>
          <table:table-cell office:value-type="float" office:value="195" calcext:value-type="float">
            <text:p>195</text:p>
          </table:table-cell>
          <table:table-cell office:value-type="float" office:value="1091.83" calcext:value-type="float">
            <text:p>1091.83</text:p>
          </table:table-cell>
          <table:table-cell office:value-type="float" office:value="30.3159" calcext:value-type="float">
            <text:p>30.31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0" calcext:value-type="float">
            <text:p>1020</text:p>
          </table:table-cell>
          <table:table-cell office:value-type="float" office:value="0.972408" calcext:value-type="float">
            <text:p>0.972408</text:p>
          </table:table-cell>
          <table:table-cell office:value-type="float" office:value="203" calcext:value-type="float">
            <text:p>203</text:p>
          </table:table-cell>
          <table:table-cell office:value-type="float" office:value="1111.73" calcext:value-type="float">
            <text:p>1111.73</text:p>
          </table:table-cell>
          <table:table-cell office:value-type="float" office:value="36.1649" calcext:value-type="float">
            <text:p>36.16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0" calcext:value-type="float">
            <text:p>1030</text:p>
          </table:table-cell>
          <table:table-cell office:value-type="float" office:value="0.949435" calcext:value-type="float">
            <text:p>0.949435</text:p>
          </table:table-cell>
          <table:table-cell office:value-type="float" office:value="285" calcext:value-type="float">
            <text:p>285</text:p>
          </table:table-cell>
          <table:table-cell office:value-type="float" office:value="797.963" calcext:value-type="float">
            <text:p>797.963</text:p>
          </table:table-cell>
          <table:table-cell office:value-type="float" office:value="59.6258" calcext:value-type="float">
            <text:p>59.62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office:value-type="float" office:value="0.911929" calcext:value-type="float">
            <text:p>0.911929</text:p>
          </table:table-cell>
          <table:table-cell office:value-type="float" office:value="19" calcext:value-type="float">
            <text:p>19</text:p>
          </table:table-cell>
          <table:table-cell office:value-type="float" office:value="80.0064" calcext:value-type="float">
            <text:p>80.0064</text:p>
          </table:table-cell>
          <table:table-cell office:value-type="float" office:value="86.0233" calcext:value-type="float">
            <text:p>86.02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0" calcext:value-type="float">
            <text:p>1050</text:p>
          </table:table-cell>
          <table:table-cell office:value-type="float" office:value="0.967373" calcext:value-type="float">
            <text:p>0.967373</text:p>
          </table:table-cell>
          <table:table-cell office:value-type="float" office:value="237" calcext:value-type="float">
            <text:p>237</text:p>
          </table:table-cell>
          <table:table-cell office:value-type="float" office:value="1038.9" calcext:value-type="float">
            <text:p>1038.9</text:p>
          </table:table-cell>
          <table:table-cell office:value-type="float" office:value="65.1736" calcext:value-type="float">
            <text:p>65.17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0" calcext:value-type="float">
            <text:p>1060</text:p>
          </table:table-cell>
          <table:table-cell office:value-type="float" office:value="0.969405" calcext:value-type="float">
            <text:p>0.969405</text:p>
          </table:table-cell>
          <table:table-cell office:value-type="float" office:value="175" calcext:value-type="float">
            <text:p>175</text:p>
          </table:table-cell>
          <table:table-cell office:value-type="float" office:value="1000.03" calcext:value-type="float">
            <text:p>1000.03</text:p>
          </table:table-cell>
          <table:table-cell office:value-type="float" office:value="75.7588" calcext:value-type="float">
            <text:p>75.75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70" calcext:value-type="float">
            <text:p>1070</text:p>
          </table:table-cell>
          <table:table-cell office:value-type="float" office:value="0.971868" calcext:value-type="float">
            <text:p>0.971868</text:p>
          </table:table-cell>
          <table:table-cell office:value-type="float" office:value="181" calcext:value-type="float">
            <text:p>181</text:p>
          </table:table-cell>
          <table:table-cell office:value-type="float" office:value="82.5897" calcext:value-type="float">
            <text:p>82.5897</text:p>
          </table:table-cell>
          <table:table-cell office:value-type="float" office:value="955.488" calcext:value-type="float">
            <text:p>955.4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office:value-type="float" office:value="0.982546" calcext:value-type="float">
            <text:p>0.982546</text:p>
          </table:table-cell>
          <table:table-cell office:value-type="float" office:value="89" calcext:value-type="float">
            <text:p>89</text:p>
          </table:table-cell>
          <table:table-cell office:value-type="float" office:value="939.187" calcext:value-type="float">
            <text:p>939.187</text:p>
          </table:table-cell>
          <table:table-cell office:value-type="float" office:value="115.276" calcext:value-type="float">
            <text:p>115.2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90" calcext:value-type="float">
            <text:p>1090</text:p>
          </table:table-cell>
          <table:table-cell office:value-type="float" office:value="0.975528" calcext:value-type="float">
            <text:p>0.975528</text:p>
          </table:table-cell>
          <table:table-cell office:value-type="float" office:value="94" calcext:value-type="float">
            <text:p>94</text:p>
          </table:table-cell>
          <table:table-cell office:value-type="float" office:value="76.6061" calcext:value-type="float">
            <text:p>76.6061</text:p>
          </table:table-cell>
          <table:table-cell office:value-type="float" office:value="1036.86" calcext:value-type="float">
            <text:p>1036.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.974135" calcext:value-type="float">
            <text:p>0.974135</text:p>
          </table:table-cell>
          <table:table-cell office:value-type="float" office:value="132" calcext:value-type="float">
            <text:p>132</text:p>
          </table:table-cell>
          <table:table-cell office:value-type="float" office:value="1217.22" calcext:value-type="float">
            <text:p>1217.22</text:p>
          </table:table-cell>
          <table:table-cell office:value-type="float" office:value="33.627" calcext:value-type="float">
            <text:p>33.6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0" calcext:value-type="float">
            <text:p>1010</text:p>
          </table:table-cell>
          <table:table-cell office:value-type="float" office:value="0.972736" calcext:value-type="float">
            <text:p>0.972736</text:p>
          </table:table-cell>
          <table:table-cell office:value-type="float" office:value="155" calcext:value-type="float">
            <text:p>155</text:p>
          </table:table-cell>
          <table:table-cell office:value-type="float" office:value="38.9769" calcext:value-type="float">
            <text:p>38.9769</text:p>
          </table:table-cell>
          <table:table-cell office:value-type="float" office:value="1180.37" calcext:value-type="float">
            <text:p>1180.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0" calcext:value-type="float">
            <text:p>1020</text:p>
          </table:table-cell>
          <table:table-cell office:value-type="float" office:value="0.955361" calcext:value-type="float">
            <text:p>0.955361</text:p>
          </table:table-cell>
          <table:table-cell office:value-type="float" office:value="49" calcext:value-type="float">
            <text:p>49</text:p>
          </table:table-cell>
          <table:table-cell office:value-type="float" office:value="58.9407" calcext:value-type="float">
            <text:p>58.9407</text:p>
          </table:table-cell>
          <table:table-cell office:value-type="float" office:value="218.106" calcext:value-type="float">
            <text:p>218.1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0" calcext:value-type="float">
            <text:p>1030</text:p>
          </table:table-cell>
          <table:table-cell office:value-type="float" office:value="0.828265" calcext:value-type="float">
            <text:p>0.828265</text:p>
          </table:table-cell>
          <table:table-cell office:value-type="float" office:value="61" calcext:value-type="float">
            <text:p>61</text:p>
          </table:table-cell>
          <table:table-cell office:value-type="float" office:value="51.8736" calcext:value-type="float">
            <text:p>51.8736</text:p>
          </table:table-cell>
          <table:table-cell office:value-type="float" office:value="81.934" calcext:value-type="float">
            <text:p>81.9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0" calcext:value-type="float">
            <text:p>1040</text:p>
          </table:table-cell>
          <table:table-cell office:value-type="float" office:value="0.941332" calcext:value-type="float">
            <text:p>0.941332</text:p>
          </table:table-cell>
          <table:table-cell office:value-type="float" office:value="52" calcext:value-type="float">
            <text:p>52</text:p>
          </table:table-cell>
          <table:table-cell office:value-type="float" office:value="134.957" calcext:value-type="float">
            <text:p>134.957</text:p>
          </table:table-cell>
          <table:table-cell office:value-type="float" office:value="129.252" calcext:value-type="float">
            <text:p>129.2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50" calcext:value-type="float">
            <text:p>1050</text:p>
          </table:table-cell>
          <table:table-cell office:value-type="float" office:value="0.839604" calcext:value-type="float">
            <text:p>0.839604</text:p>
          </table:table-cell>
          <table:table-cell office:value-type="float" office:value="12" calcext:value-type="float">
            <text:p>12</text:p>
          </table:table-cell>
          <table:table-cell office:value-type="float" office:value="47.088" calcext:value-type="float">
            <text:p>47.088</text:p>
          </table:table-cell>
          <table:table-cell office:value-type="float" office:value="121.766" calcext:value-type="float">
            <text:p>121.7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0" calcext:value-type="float">
            <text:p>1060</text:p>
          </table:table-cell>
          <table:table-cell office:value-type="float" office:value="0.925883" calcext:value-type="float">
            <text:p>0.925883</text:p>
          </table:table-cell>
          <table:table-cell office:value-type="float" office:value="109" calcext:value-type="float">
            <text:p>109</text:p>
          </table:table-cell>
          <table:table-cell office:value-type="float" office:value="241.296" calcext:value-type="float">
            <text:p>241.296</text:p>
          </table:table-cell>
          <table:table-cell office:value-type="float" office:value="68.2051" calcext:value-type="float">
            <text:p>68.20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70" calcext:value-type="float">
            <text:p>1070</text:p>
          </table:table-cell>
          <table:table-cell office:value-type="float" office:value="0.976557" calcext:value-type="float">
            <text:p>0.976557</text:p>
          </table:table-cell>
          <table:table-cell office:value-type="float" office:value="125" calcext:value-type="float">
            <text:p>125</text:p>
          </table:table-cell>
          <table:table-cell office:value-type="float" office:value="966.499" calcext:value-type="float">
            <text:p>966.499</text:p>
          </table:table-cell>
          <table:table-cell office:value-type="float" office:value="92.3146" calcext:value-type="float">
            <text:p>92.31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80" calcext:value-type="float">
            <text:p>1080</text:p>
          </table:table-cell>
          <table:table-cell office:value-type="float" office:value="0.969621" calcext:value-type="float">
            <text:p>0.969621</text:p>
          </table:table-cell>
          <table:table-cell office:value-type="float" office:value="200" calcext:value-type="float">
            <text:p>200</text:p>
          </table:table-cell>
          <table:table-cell office:value-type="float" office:value="953.165" calcext:value-type="float">
            <text:p>953.165</text:p>
          </table:table-cell>
          <table:table-cell office:value-type="float" office:value="110.703" calcext:value-type="float">
            <text:p>110.7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90" calcext:value-type="float">
            <text:p>1090</text:p>
          </table:table-cell>
          <table:table-cell office:value-type="float" office:value="0.981422" calcext:value-type="float">
            <text:p>0.981422</text:p>
          </table:table-cell>
          <table:table-cell office:value-type="float" office:value="101" calcext:value-type="float">
            <text:p>101</text:p>
          </table:table-cell>
          <table:table-cell office:value-type="float" office:value="93.1572" calcext:value-type="float">
            <text:p>93.1572</text:p>
          </table:table-cell>
          <table:table-cell office:value-type="float" office:value="1079.2" calcext:value-type="float">
            <text:p>1079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70126" calcext:value-type="float">
            <text:p>0.970126</text:p>
          </table:table-cell>
          <table:table-cell office:value-type="float" office:value="169" calcext:value-type="float">
            <text:p>169</text:p>
          </table:table-cell>
          <table:table-cell office:value-type="float" office:value="1213.06" calcext:value-type="float">
            <text:p>1213.06</text:p>
          </table:table-cell>
          <table:table-cell office:value-type="float" office:value="32.4715" calcext:value-type="float">
            <text:p>32.47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0" calcext:value-type="float">
            <text:p>1010</text:p>
          </table:table-cell>
          <table:table-cell office:value-type="float" office:value="0.966819" calcext:value-type="float">
            <text:p>0.966819</text:p>
          </table:table-cell>
          <table:table-cell office:value-type="float" office:value="187" calcext:value-type="float">
            <text:p>187</text:p>
          </table:table-cell>
          <table:table-cell office:value-type="float" office:value="1178.35" calcext:value-type="float">
            <text:p>1178.35</text:p>
          </table:table-cell>
          <table:table-cell office:value-type="float" office:value="35.7462" calcext:value-type="float">
            <text:p>35.74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0" calcext:value-type="float">
            <text:p>1020</text:p>
          </table:table-cell>
          <table:table-cell office:value-type="float" office:value="0.818985" calcext:value-type="float">
            <text:p>0.818985</text:p>
          </table:table-cell>
          <table:table-cell office:value-type="float" office:value="26" calcext:value-type="float">
            <text:p>26</text:p>
          </table:table-cell>
          <table:table-cell office:value-type="float" office:value="40.1952" calcext:value-type="float">
            <text:p>40.1952</text:p>
          </table:table-cell>
          <table:table-cell office:value-type="float" office:value="30.1965" calcext:value-type="float">
            <text:p>30.19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0" calcext:value-type="float">
            <text:p>1030</text:p>
          </table:table-cell>
          <table:table-cell office:value-type="float" office:value="0.964242" calcext:value-type="float">
            <text:p>0.964242</text:p>
          </table:table-cell>
          <table:table-cell office:value-type="float" office:value="221" calcext:value-type="float">
            <text:p>221</text:p>
          </table:table-cell>
          <table:table-cell office:value-type="float" office:value="1079.07" calcext:value-type="float">
            <text:p>1079.07</text:p>
          </table:table-cell>
          <table:table-cell office:value-type="float" office:value="65.332" calcext:value-type="float">
            <text:p>65.3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0" calcext:value-type="float">
            <text:p>1040</text:p>
          </table:table-cell>
          <table:table-cell office:value-type="float" office:value="0.968495" calcext:value-type="float">
            <text:p>0.968495</text:p>
          </table:table-cell>
          <table:table-cell office:value-type="float" office:value="214" calcext:value-type="float">
            <text:p>214</text:p>
          </table:table-cell>
          <table:table-cell office:value-type="float" office:value="1054.25" calcext:value-type="float">
            <text:p>1054.25</text:p>
          </table:table-cell>
          <table:table-cell office:value-type="float" office:value="82.0853" calcext:value-type="float">
            <text:p>82.08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0" calcext:value-type="float">
            <text:p>1050</text:p>
          </table:table-cell>
          <table:table-cell office:value-type="float" office:value="0.947918" calcext:value-type="float">
            <text:p>0.947918</text:p>
          </table:table-cell>
          <table:table-cell office:value-type="float" office:value="396" calcext:value-type="float">
            <text:p>396</text:p>
          </table:table-cell>
          <table:table-cell office:value-type="float" office:value="1014.83" calcext:value-type="float">
            <text:p>1014.83</text:p>
          </table:table-cell>
          <table:table-cell office:value-type="float" office:value="51.3609" calcext:value-type="float">
            <text:p>51.36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60" calcext:value-type="float">
            <text:p>1060</text:p>
          </table:table-cell>
          <table:table-cell office:value-type="float" office:value="0.95329" calcext:value-type="float">
            <text:p>0.95329</text:p>
          </table:table-cell>
          <table:table-cell office:value-type="float" office:value="334" calcext:value-type="float">
            <text:p>334</text:p>
          </table:table-cell>
          <table:table-cell office:value-type="float" office:value="900.416" calcext:value-type="float">
            <text:p>900.416</text:p>
          </table:table-cell>
          <table:table-cell office:value-type="float" office:value="63.5357" calcext:value-type="float">
            <text:p>63.53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0" calcext:value-type="float">
            <text:p>1070</text:p>
          </table:table-cell>
          <table:table-cell office:value-type="float" office:value="0.965585" calcext:value-type="float">
            <text:p>0.965585</text:p>
          </table:table-cell>
          <table:table-cell office:value-type="float" office:value="245" calcext:value-type="float">
            <text:p>245</text:p>
          </table:table-cell>
          <table:table-cell office:value-type="float" office:value="975.557" calcext:value-type="float">
            <text:p>975.557</text:p>
          </table:table-cell>
          <table:table-cell office:value-type="float" office:value="93.9863" calcext:value-type="float">
            <text:p>93.98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0" calcext:value-type="float">
            <text:p>1080</text:p>
          </table:table-cell>
          <table:table-cell office:value-type="float" office:value="0.984182" calcext:value-type="float">
            <text:p>0.984182</text:p>
          </table:table-cell>
          <table:table-cell office:value-type="float" office:value="104" calcext:value-type="float">
            <text:p>104</text:p>
          </table:table-cell>
          <table:table-cell office:value-type="float" office:value="933.274" calcext:value-type="float">
            <text:p>933.274</text:p>
          </table:table-cell>
          <table:table-cell office:value-type="float" office:value="166.392" calcext:value-type="float">
            <text:p>166.3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0" calcext:value-type="float">
            <text:p>1090</text:p>
          </table:table-cell>
          <table:table-cell office:value-type="float" office:value="0.961131" calcext:value-type="float">
            <text:p>0.961131</text:p>
          </table:table-cell>
          <table:table-cell office:value-type="float" office:value="244" calcext:value-type="float">
            <text:p>244</text:p>
          </table:table-cell>
          <table:table-cell office:value-type="float" office:value="1078.65" calcext:value-type="float">
            <text:p>1078.65</text:p>
          </table:table-cell>
          <table:table-cell office:value-type="float" office:value="66.3275" calcext:value-type="float">
            <text:p>66.32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0.959231" calcext:value-type="float">
            <text:p>0.959231</text:p>
          </table:table-cell>
          <table:table-cell office:value-type="float" office:value="292" calcext:value-type="float">
            <text:p>292</text:p>
          </table:table-cell>
          <table:table-cell office:value-type="float" office:value="1217.22" calcext:value-type="float">
            <text:p>1217.22</text:p>
          </table:table-cell>
          <table:table-cell office:value-type="float" office:value="29.7197" calcext:value-type="float">
            <text:p>29.71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0" calcext:value-type="float">
            <text:p>1010</text:p>
          </table:table-cell>
          <table:table-cell office:value-type="float" office:value="0.968638" calcext:value-type="float">
            <text:p>0.968638</text:p>
          </table:table-cell>
          <table:table-cell office:value-type="float" office:value="134" calcext:value-type="float">
            <text:p>134</text:p>
          </table:table-cell>
          <table:table-cell office:value-type="float" office:value="1184.06" calcext:value-type="float">
            <text:p>1184.06</text:p>
          </table:table-cell>
          <table:table-cell office:value-type="float" office:value="35.5626" calcext:value-type="float">
            <text:p>35.56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0" calcext:value-type="float">
            <text:p>1020</text:p>
          </table:table-cell>
          <table:table-cell office:value-type="float" office:value="0.818985" calcext:value-type="float">
            <text:p>0.818985</text:p>
          </table:table-cell>
          <table:table-cell office:value-type="float" office:value="26" calcext:value-type="float">
            <text:p>26</text:p>
          </table:table-cell>
          <table:table-cell office:value-type="float" office:value="40.1952" calcext:value-type="float">
            <text:p>40.1952</text:p>
          </table:table-cell>
          <table:table-cell office:value-type="float" office:value="30.1965" calcext:value-type="float">
            <text:p>30.19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0" calcext:value-type="float">
            <text:p>1030</text:p>
          </table:table-cell>
          <table:table-cell office:value-type="float" office:value="0.972004" calcext:value-type="float">
            <text:p>0.972004</text:p>
          </table:table-cell>
          <table:table-cell office:value-type="float" office:value="182" calcext:value-type="float">
            <text:p>182</text:p>
          </table:table-cell>
          <table:table-cell office:value-type="float" office:value="1101.33" calcext:value-type="float">
            <text:p>1101.33</text:p>
          </table:table-cell>
          <table:table-cell office:value-type="float" office:value="79.1495" calcext:value-type="float">
            <text:p>79.14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0" calcext:value-type="float">
            <text:p>1040</text:p>
          </table:table-cell>
          <table:table-cell office:value-type="float" office:value="0.98056" calcext:value-type="float">
            <text:p>0.98056</text:p>
          </table:table-cell>
          <table:table-cell office:value-type="float" office:value="135" calcext:value-type="float">
            <text:p>135</text:p>
          </table:table-cell>
          <table:table-cell office:value-type="float" office:value="1071.71" calcext:value-type="float">
            <text:p>1071.71</text:p>
          </table:table-cell>
          <table:table-cell office:value-type="float" office:value="179.489" calcext:value-type="float">
            <text:p>179.4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0" calcext:value-type="float">
            <text:p>1050</text:p>
          </table:table-cell>
          <table:table-cell office:value-type="float" office:value="0.945803" calcext:value-type="float">
            <text:p>0.945803</text:p>
          </table:table-cell>
          <table:table-cell office:value-type="float" office:value="386" calcext:value-type="float">
            <text:p>386</text:p>
          </table:table-cell>
          <table:table-cell office:value-type="float" office:value="948.038" calcext:value-type="float">
            <text:p>948.038</text:p>
          </table:table-cell>
          <table:table-cell office:value-type="float" office:value="136.042" calcext:value-type="float">
            <text:p>136.0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0" calcext:value-type="float">
            <text:p>1060</text:p>
          </table:table-cell>
          <table:table-cell office:value-type="float" office:value="0.948985" calcext:value-type="float">
            <text:p>0.948985</text:p>
          </table:table-cell>
          <table:table-cell office:value-type="float" office:value="336" calcext:value-type="float">
            <text:p>336</text:p>
          </table:table-cell>
          <table:table-cell office:value-type="float" office:value="957.792" calcext:value-type="float">
            <text:p>957.792</text:p>
          </table:table-cell>
          <table:table-cell office:value-type="float" office:value="90.3079" calcext:value-type="float">
            <text:p>90.30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70" calcext:value-type="float">
            <text:p>1070</text:p>
          </table:table-cell>
          <table:table-cell office:value-type="float" office:value="0.955717" calcext:value-type="float">
            <text:p>0.955717</text:p>
          </table:table-cell>
          <table:table-cell office:value-type="float" office:value="326" calcext:value-type="float">
            <text:p>326</text:p>
          </table:table-cell>
          <table:table-cell office:value-type="float" office:value="975.379" calcext:value-type="float">
            <text:p>975.379</text:p>
          </table:table-cell>
          <table:table-cell office:value-type="float" office:value="73.1248" calcext:value-type="float">
            <text:p>73.12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0" calcext:value-type="float">
            <text:p>1080</text:p>
          </table:table-cell>
          <table:table-cell office:value-type="float" office:value="0.958849" calcext:value-type="float">
            <text:p>0.958849</text:p>
          </table:table-cell>
          <table:table-cell office:value-type="float" office:value="298" calcext:value-type="float">
            <text:p>298</text:p>
          </table:table-cell>
          <table:table-cell office:value-type="float" office:value="959.795" calcext:value-type="float">
            <text:p>959.795</text:p>
          </table:table-cell>
          <table:table-cell office:value-type="float" office:value="99.6974" calcext:value-type="float">
            <text:p>99.69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90" calcext:value-type="float">
            <text:p>1090</text:p>
          </table:table-cell>
          <table:table-cell office:value-type="float" office:value="0.963476" calcext:value-type="float">
            <text:p>0.963476</text:p>
          </table:table-cell>
          <table:table-cell office:value-type="float" office:value="193" calcext:value-type="float">
            <text:p>193</text:p>
          </table:table-cell>
          <table:table-cell office:value-type="float" office:value="1088.33" calcext:value-type="float">
            <text:p>1088.33</text:p>
          </table:table-cell>
          <table:table-cell office:value-type="float" office:value="172.119" calcext:value-type="float">
            <text:p>172.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08:10:20.199035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6T23:33:13.559141464</meta:creation-date>
    <dc:date>2022-11-07T08:29:37.352980019</dc:date>
    <meta:editing-duration>PT39M29S</meta:editing-duration>
    <meta:editing-cycles>3</meta:editing-cycles>
    <meta:generator>LibreOffice/6.4.7.2$Linux_X86_64 LibreOffice_project/40$Build-2</meta:generator>
    <meta:document-statistic meta:table-count="1" meta:cell-count="306" meta:object-count="0"/>
  </office:meta>
</office:document-meta>
</file>